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309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5.59cm"/>
    </style:style>
    <style:style style:name="co7" style:family="table-column">
      <style:table-column-properties fo:break-before="auto" style:column-width="9.89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8.777cm"/>
    </style:style>
    <style:style style:name="co10" style:family="table-column">
      <style:table-column-properties fo:break-before="auto" style:column-width="4.828cm"/>
    </style:style>
    <style:style style:name="co11" style:family="table-column">
      <style:table-column-properties fo:break-before="auto" style:column-width="9.594cm"/>
    </style:style>
    <style:style style:name="co12" style:family="table-column">
      <style:table-column-properties fo:break-before="auto" style:column-width="5.94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414cm"/>
    </style:style>
    <style:style style:name="co15" style:family="table-column">
      <style:table-column-properties fo:break-before="auto" style:column-width="6.147cm"/>
    </style:style>
    <style:style style:name="co16" style:family="table-column">
      <style:table-column-properties fo:break-before="auto" style:column-width="5.821cm"/>
    </style:style>
    <style:style style:name="co17" style:family="table-column">
      <style:table-column-properties fo:break-before="auto" style:column-width="0.928cm"/>
    </style:style>
    <style:style style:name="co18" style:family="table-column">
      <style:table-column-properties fo:break-before="auto" style:column-width="8.087cm"/>
    </style:style>
    <style:style style:name="co19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26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30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31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32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D_soin_ta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3"/>
        </table:table-row>
      </table:table>
      <table:table table:name="Table dynamique_BD_soin_tana_2" table:style-name="ta1">
        <table:table-column table:style-name="co13" table:default-cell-style-name="ce2"/>
        <table:table-column table:style-name="co14" table:default-cell-style-name="ce8"/>
        <table:table-column table:style-name="co15" table:default-cell-style-name="ce11"/>
        <table:table-column table:style-name="co13" table:default-cell-style-name="ce11"/>
        <table:table-column table:style-name="co13" table:default-cell-style-name="ce15"/>
        <table:table-row table:style-name="ro1">
          <table:table-cell table:style-name="ce1" office:value-type="string" calcext:value-type="string">
            <text:p>BNGRC_D_CO</text:p>
          </table:table-cell>
          <table:table-cell table:style-name="ce7" office:value-type="string" calcext:value-type="string">
            <text:p>BNGRC_DIS_</text:p>
          </table:table-cell>
          <table:table-cell table:style-name="ce7" office:value-type="string" calcext:value-type="string">
            <text:p>FKT_BNGRC_</text:p>
          </table:table-cell>
          <table:table-cell table:style-name="ce7" office:value-type="string" calcext:value-type="string">
            <text:p>Nb_hopital</text:p>
          </table:table-cell>
          <table:table-cell table:style-name="ce14" office:value-type="string" calcext:value-type="string">
            <text:p>(vide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ER ARRONDISSEMENT</text:p>
          </table:table-cell>
          <table:table-cell office:value-type="string" calcext:value-type="string">
            <text:p>67HA ATSIM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/>
          <table:table-cell table:style-name="ce9"/>
          <table:table-cell office:value-type="string" calcext:value-type="string">
            <text:p>AMBOASARIKELY AMBATOME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/>
          <table:table-cell table:style-name="ce10"/>
          <table:table-cell office:value-type="string" calcext:value-type="string">
            <text:p>CITE AMPEFILOH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E ARRONDISSEMENT</text:p>
          </table:table-cell>
          <table:table-cell office:value-type="string" calcext:value-type="string">
            <text:p>AMBOHIMIANDRA FENOMANANA ANT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/>
          <table:table-cell table:style-name="ce10"/>
          <table:table-cell office:value-type="string" calcext:value-type="string">
            <text:p>ANTANIMORA AMPASANIMA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3E ARRONDISSEMENT</text:p>
          </table:table-cell>
          <table:table-cell office:value-type="string" calcext:value-type="string">
            <text:p>AMBOHITRAKEL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/>
          <table:table-cell table:style-name="ce9"/>
          <table:table-cell office:value-type="string" calcext:value-type="string">
            <text:p>AMPAHIB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/>
          <table:table-cell table:style-name="ce10"/>
          <table:table-cell office:value-type="string" calcext:value-type="string">
            <text:p>MANDIALAZA AMBODIVO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E ARRONDISSEMENT</text:p>
          </table:table-cell>
          <table:table-cell office:value-type="string" calcext:value-type="string">
            <text:p>ANDREFAN'AMBOHIJANAHARY IIIG-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/>
          <table:table-cell table:style-name="ce10"/>
          <table:table-cell office:value-type="string" calcext:value-type="string">
            <text:p>ANDREFAN'AMBOHIJANAHARY IIIH-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11" office:value-type="string" calcext:value-type="string">
            <text:p>5E ARRONDISSEMENT</text:p>
          </table:table-cell>
          <table:table-cell office:value-type="string" calcext:value-type="string">
            <text:p>ANALAMAHITSY TANAN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1" office:value-type="string" calcext:value-type="string">
            <text:p>6E ARRONDISSEMENT</text:p>
          </table:table-cell>
          <table:table-cell office:value-type="string" calcext:value-type="string">
            <text:p>AMBODIHAD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AMBOHIDRATRIMO</text:p>
          </table:table-cell>
          <table:table-cell office:value-type="string" calcext:value-type="string">
            <text:p>AMBOHIBA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11" office:value-type="string" calcext:value-type="string">
            <text:p>ANTANANARIVO AVARADRANO</text:p>
          </table:table-cell>
          <table:table-cell office:value-type="string" calcext:value-type="string">
            <text:p>SOAMANANDRARI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Total Résultat</text:p>
          </table:table-cell>
          <table:table-cell table:style-name="ce12" table:number-columns-repeated="2"/>
          <table:table-cell table:style-name="ce13"/>
          <table:table-cell table:style-name="ce16"/>
        </table:table-row>
      </table:table>
      <table:table table:name="Table dynamique_BD_soin_tana_1" table:style-name="ta1">
        <table:shapes>
          <draw:frame draw:z-index="0" draw:style-name="gr1" draw:text-style-name="P1" svg:width="16.001cm" svg:height="9cm" svg:x="6.872cm" svg:y="0.75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ce3"/>
        <table:table-column table:style-name="co17" table:default-cell-style-name="ce19"/>
        <table:table-row table:style-name="ro1">
          <table:table-cell table:style-name="ce1" office:value-type="string" calcext:value-type="string">
            <text:p>BNGRC_DIS_</text:p>
          </table:table-cell>
          <table:table-cell table:style-name="ce14" office:value-type="string" calcext:value-type="string">
            <text:p>Compter - name</text:p>
          </table:table-cell>
        </table:table-row>
        <table:table-row table:style-name="ro1">
          <table:table-cell table:style-name="ce2" office:value-type="string" calcext:value-type="string">
            <text:p>1ER ARRONDISSEMENT</text:p>
          </table:table-cell>
          <table:table-cell table:style-name="ce18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E ARRONDISS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E ARRONDISSEMEN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E ARRONDISSEME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E ARRONDISSEME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E ARRONDISS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BOHIDRATRIM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TANANARIVO AVARADRANO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Total Résultat</text:p>
          </table:table-cell>
          <table:table-cell table:style-name="ce21" office:value-type="float" office:value="92" calcext:value-type="float">
            <text:p>92</text:p>
          </table:table-cell>
        </table:table-row>
      </table:table>
      <table:table table:name="zone blanche_2" table:style-name="ta1">
        <table:table-column table:style-name="co18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row table:style-name="ro1">
          <table:table-cell table:style-name="ce22" office:value-type="string" calcext:value-type="string">
            <text:p>Compter - FKT_BNGRC_</text:p>
          </table:table-cell>
          <table:table-cell table:style-name="ce7" office:value-type="string" calcext:value-type="string">
            <text:p>nb_liste</text:p>
          </table:table-cell>
          <table:table-cell table:style-name="ce27" table:number-columns-repeated="2"/>
          <table:table-cell table:style-name="ce33"/>
        </table:table-row>
        <table:table-row table:style-name="ro1">
          <table:table-cell table:style-name="ce23" office:value-type="string" calcext:value-type="string">
            <text:p>BNGRC_COM_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Total Résultat</text:p>
          </table:table-cell>
        </table:table-row>
        <table:table-row table:style-name="ro1">
          <table:table-cell table:style-name="ce2" office:value-type="string" calcext:value-type="string">
            <text:p>ALASORA</text:p>
          </table:table-cell>
          <table:table-cell table:style-name="ce25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21" calcext:value-type="float">
            <text:p>21</text:p>
          </table:table-cell>
        </table:table-row>
        <table:table-row table:style-name="ro1">
          <table:table-cell table:style-name="ce17" office:value-type="string" calcext:value-type="string">
            <text:p>Total Résultat</text:p>
          </table:table-cell>
          <table:table-cell table:style-name="ce26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</table:table-row>
        <table:table-row table:style-name="ro1" table:number-rows-repeated="14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La colonne "0" : Le chiffre 16 signifie qu'à Alasora, il y a 16 fokotany qui n'ont aucune infrastructure (nb_liste = 0). Ce sont vos 16 "zones blanches" prioritaires.</text:p>
            <text:p/>
            <text:p>La colonne "1" : Le chiffre 3 signifie qu'il y a 3 fokotany qui ont 1 seule infrastructure.</text:p>
            <text:p/>
            <text:p>La colonne "2" : Le chiffre 2 signifie qu'il y a 2 fokotany qui ont 2 infrastructures.</text:p>
            <text:p/>
            <text:p>Total Résultat (21) : C'est le nombre total de fokotany à Alasora (16 + 3 + 2 = 21)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ur les 21 fokotany que compte la commune d'Alasora, seuls 5 disposent d'au moins une infrastructure de santé, laissant 16 fokotany en zone blanche totale</text:p>
          </table:table-cell>
          <table:table-cell/>
        </table:table-row>
      </table:table>
      <table:table table:name="zone blanche_3" table:style-name="ta1">
        <table:table-column table:style-name="co18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row table:style-name="ro1">
          <table:table-cell table:style-name="ce22" office:value-type="string" calcext:value-type="string">
            <text:p>Compter - FKT_BNGRC_</text:p>
          </table:table-cell>
          <table:table-cell table:style-name="ce7" office:value-type="string" calcext:value-type="string">
            <text:p>nb_liste</text:p>
          </table:table-cell>
          <table:table-cell table:style-name="ce27" table:number-columns-repeated="2"/>
          <table:table-cell table:style-name="ce33"/>
        </table:table-row>
        <table:table-row table:style-name="ro1">
          <table:table-cell table:style-name="ce23" office:value-type="string" calcext:value-type="string">
            <text:p>BNGRC_COM_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Total Résultat</text:p>
          </table:table-cell>
        </table:table-row>
        <table:table-row table:style-name="ro1">
          <table:table-cell table:style-name="ce2" office:value-type="string" calcext:value-type="string">
            <text:p>ALASORA</text:p>
          </table:table-cell>
          <table:table-cell table:style-name="ce25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21" calcext:value-type="float">
            <text:p>21</text:p>
          </table:table-cell>
        </table:table-row>
        <table:table-row table:style-name="ro1">
          <table:table-cell table:style-name="ce17" office:value-type="string" calcext:value-type="string">
            <text:p>Total Résultat</text:p>
          </table:table-cell>
          <table:table-cell table:style-name="ce26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</table:table-row>
        <table:table-row table:style-name="ro1" table:number-rows-repeated="14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La colonne "0" : Le chiffre 16 signifie qu'à Alasora, il y a 16 fokotany qui n'ont aucune infrastructure (nb_liste = 0). Ce sont vos 16 "zones blanches" prioritaires.</text:p>
            <text:p/>
            <text:p>La colonne "1" : Le chiffre 3 signifie qu'il y a 3 fokotany qui ont 1 seule infrastructure.</text:p>
            <text:p/>
            <text:p>La colonne "2" : Le chiffre 2 signifie qu'il y a 2 fokotany qui ont 2 infrastructures.</text:p>
            <text:p/>
            <text:p>Total Résultat (21) : C'est le nombre total de fokotany à Alasora (16 + 3 + 2 = 21)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ur les 21 fokotany que compte la commune d'Alasora, seuls 5 disposent d'au moins une infrastructure de santé, laissant 16 fokotany en zone blanche totale</text:p>
          </table:table-cell>
          <table:table-cell/>
        </table:table-row>
      </table:table>
      <table:table table:name="zone blanche" table:style-name="ta1">
        <table:table-column table:style-name="co18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row table:style-name="ro1">
          <table:table-cell table:style-name="ce22" office:value-type="string" calcext:value-type="string">
            <text:p>Compter - FKT_BNGRC_</text:p>
          </table:table-cell>
          <table:table-cell table:style-name="ce7" office:value-type="string" calcext:value-type="string">
            <text:p>nb_liste</text:p>
          </table:table-cell>
          <table:table-cell table:style-name="ce27" table:number-columns-repeated="2"/>
          <table:table-cell table:style-name="ce33"/>
        </table:table-row>
        <table:table-row table:style-name="ro1">
          <table:table-cell table:style-name="ce23" office:value-type="string" calcext:value-type="string">
            <text:p>BNGRC_COM_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Total Résultat</text:p>
          </table:table-cell>
        </table:table-row>
        <table:table-row table:style-name="ro1">
          <table:table-cell table:style-name="ce2" office:value-type="string" calcext:value-type="string">
            <text:p>ALASORA</text:p>
          </table:table-cell>
          <table:table-cell table:style-name="ce25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21" calcext:value-type="float">
            <text:p>21</text:p>
          </table:table-cell>
        </table:table-row>
        <table:table-row table:style-name="ro1">
          <table:table-cell table:style-name="ce17" office:value-type="string" calcext:value-type="string">
            <text:p>Total Résultat</text:p>
          </table:table-cell>
          <table:table-cell table:style-name="ce26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</table:table-row>
        <table:table-row table:style-name="ro1" table:number-rows-repeated="14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La colonne "0" : Le chiffre 16 signifie qu'à Alasora, il y a 16 fokotany qui n'ont aucune infrastructure (nb_liste = 0). Ce sont vos 16 "zones blanches" prioritaires.</text:p>
            <text:p/>
            <text:p>La colonne "1" : Le chiffre 3 signifie qu'il y a 3 fokotany qui ont 1 seule infrastructure.</text:p>
            <text:p/>
            <text:p>La colonne "2" : Le chiffre 2 signifie qu'il y a 2 fokotany qui ont 2 infrastructures.</text:p>
            <text:p/>
            <text:p>Total Résultat (21) : C'est le nombre total de fokotany à Alasora (16 + 3 + 2 = 21)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ur les 21 fokotany que compte la commune d'Alasora, seuls 5 disposent d'au moins une infrastructure de santé, laissant 16 fokotany en zone blanche totale</text:p>
          </table:table-cell>
          <table:table-cell/>
        </table:table-row>
      </table:table>
      <table:named-expressions/>
      <table:database-ranges>
        <table:database-range table:name="__Anonymous_Sheet_DB__0" table:target-range-address="BD_soin_tana.A1:BD_soin_tana.A96"/>
      </table:database-ranges>
      <table:data-pilot-tables>
        <table:data-pilot-table table:name="DataPilot1" table:application-data="" table:target-range-address="'Table dynamique_BD_soin_tana_1'.A1:'Table dynamique_BD_soin_tana_1'.B10" table:buttons="'Table dynamique_BD_soin_tana_1'.A1" table:show-filter-button="false" table:drill-down-on-double-click="false">
          <table:source-cell-range table:cell-range-address="BD_soin_tana.A1:BD_soin_tana.M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NGRC_DIS_" table:orientation="row" table:used-hierarchy="0" table:function="auto">
            <table:data-pilot-level table:show-empty="false" calcext:repeat-item-labels="false">
              <table:data-pilot-members>
                <table:data-pilot-member table:name="1ER ARRONDISSEMENT" table:display="true" table:show-details="true"/>
                <table:data-pilot-member table:name="2E ARRONDISSEMENT" table:display="true" table:show-details="true"/>
                <table:data-pilot-member table:name="3E ARRONDISSEMENT" table:display="true" table:show-details="true"/>
                <table:data-pilot-member table:name="4E ARRONDISSEMENT" table:display="true" table:show-details="true"/>
                <table:data-pilot-member table:name="5E ARRONDISSEMENT" table:display="true" table:show-details="true"/>
                <table:data-pilot-member table:name="6E ARRONDISSEMENT" table:display="true" table:show-details="true"/>
                <table:data-pilot-member table:name="AMBOHIDRATRIMO" table:display="true" table:show-details="true"/>
                <table:data-pilot-member table:name="ANTANANARIVO AVARADRAN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data" table:used-hierarchy="0" table:function="count">
            <table:data-pilot-level table:show-empty="false" calcext:repeat-item-labels="false">
              <table:data-pilot-members>
                <table:data-pilot-member table:name="Cabinet Médical Gynécologie et Pédiatrie 67 Ha" table:display="true" table:show-details="true"/>
                <table:data-pilot-member table:name="Centre d'Imagerie Médicale" table:display="true" table:show-details="true"/>
                <table:data-pilot-member table:name="Centre Medical Andrilalaina" table:display="true" table:show-details="true"/>
                <table:data-pilot-member table:name="Centre Médical Claym" table:display="true" table:show-details="true"/>
                <table:data-pilot-member table:name="Centre Medical Coliseum" table:display="true" table:show-details="true"/>
                <table:data-pilot-member table:name="Centre médical de Diagnostiques et d'Urgences" table:display="true" table:show-details="true"/>
                <table:data-pilot-member table:name="Centre Médical et Maternité Mimosa (C3M)" table:display="true" table:show-details="true"/>
                <table:data-pilot-member table:name="CHUGOB Centre Hopital Befelatanana Gynecology Obstetric" table:display="true" table:show-details="true"/>
                <table:data-pilot-member table:name="Clinique Aina, orthoptie" table:display="true" table:show-details="true"/>
                <table:data-pilot-member table:name="Clinique Dentaire Adventiste" table:display="true" table:show-details="true"/>
                <table:data-pilot-member table:name="Clinique Imaho" table:display="true" table:show-details="true"/>
                <table:data-pilot-member table:name="Clinique Marie Stella" table:display="true" table:show-details="true"/>
                <table:data-pilot-member table:name="Clinique NOA" table:display="true" table:show-details="true"/>
                <table:data-pilot-member table:name="CMA HOSPITAL" table:display="true" table:show-details="true"/>
                <table:data-pilot-member table:name="Dispensaire AMCM ECAR Analamahitsy" table:display="true" table:show-details="true"/>
                <table:data-pilot-member table:name="Espace médical Ambohibao" table:display="true" table:show-details="true"/>
                <table:data-pilot-member table:name="FUNHECE | Ambohibao" table:display="true" table:show-details="true"/>
                <table:data-pilot-member table:name="Hôpital Joseph Ravoahangy Andrianavalona" table:display="true" table:show-details="true"/>
                <table:data-pilot-member table:name="Hoptital d'Ambohimiandra" table:display="true" table:show-details="true"/>
                <table:data-pilot-member table:name="IFIRP" table:display="true" table:show-details="true"/>
                <table:data-pilot-member table:name="Institut Médical de Madagascar" table:display="true" table:show-details="true"/>
                <table:data-pilot-member table:name="Institut Pasteur de Madagascar" table:display="true" table:show-details="true"/>
                <table:data-pilot-member table:name="Partenaire AROVY (Clinic Ankadifotsy)" table:display="true" table:show-details="true"/>
                <table:data-pilot-member table:name="Pavillon Sainte Fleur" table:display="true" table:show-details="true"/>
                <table:data-pilot-member table:name="Telemedicine Center_ PanAftican e-Netework" table:display="true" table:show-details="true"/>
                <table:data-pilot-member table:name="Toby Betesda Ambohiba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BD_soin_tana_2'.A1:'Table dynamique_BD_soin_tana_2'.E16" table:buttons="'Table dynamique_BD_soin_tana_2'.A1 'Table dynamique_BD_soin_tana_2'.B1 'Table dynamique_BD_soin_tana_2'.C1 'Table dynamique_BD_soin_tana_2'.D1" table:ignore-empty-rows="true" table:identify-categories="true" table:show-filter-button="false" table:drill-down-on-double-click="false">
          <table:source-cell-range table:cell-range-address="BD_soin_tana.A1:BD_soin_tana.M9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NGRC_D_CO" table:orientation="row" table:used-hierarchy="0" table:function="auto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16" table:display="true" table:show-details="true"/>
                <table:data-pilot-member table:name="1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NGRC_DIS_" table:orientation="row" table:used-hierarchy="0" table:function="auto">
            <table:data-pilot-level table:show-empty="false" calcext:repeat-item-labels="false">
              <table:data-pilot-members>
                <table:data-pilot-member table:name="1ER ARRONDISSEMENT" table:display="true" table:show-details="true"/>
                <table:data-pilot-member table:name="2E ARRONDISSEMENT" table:display="true" table:show-details="true"/>
                <table:data-pilot-member table:name="3E ARRONDISSEMENT" table:display="true" table:show-details="true"/>
                <table:data-pilot-member table:name="4E ARRONDISSEMENT" table:display="true" table:show-details="true"/>
                <table:data-pilot-member table:name="5E ARRONDISSEMENT" table:display="true" table:show-details="true"/>
                <table:data-pilot-member table:name="6E ARRONDISSEMENT" table:display="true" table:show-details="true"/>
                <table:data-pilot-member table:name="AMBOHIDRATRIMO" table:display="true" table:show-details="true"/>
                <table:data-pilot-member table:name="ANTANANARIVO AVARADRAN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KT_BNGRC_" table:orientation="row" table:used-hierarchy="0" table:function="auto">
            <table:data-pilot-level table:show-empty="false" calcext:repeat-item-labels="false">
              <table:data-pilot-members>
                <table:data-pilot-member table:name="67HA ATSIMO" table:display="true" table:show-details="true"/>
                <table:data-pilot-member table:name="AMBOASARIKELY AMBATOMENA" table:display="true" table:show-details="true"/>
                <table:data-pilot-member table:name="AMBODIHADY" table:display="true" table:show-details="true"/>
                <table:data-pilot-member table:name="AMBOHIBAO" table:display="true" table:show-details="true"/>
                <table:data-pilot-member table:name="AMBOHIMIANDRA FENOMANANA ANTSA" table:display="true" table:show-details="true"/>
                <table:data-pilot-member table:name="AMBOHITRAKELY" table:display="true" table:show-details="true"/>
                <table:data-pilot-member table:name="AMPAHIBE" table:display="true" table:show-details="true"/>
                <table:data-pilot-member table:name="ANALAMAHITSY TANANA" table:display="true" table:show-details="true"/>
                <table:data-pilot-member table:name="ANDREFAN'AMBOHIJANAHARY IIIG-I" table:display="true" table:show-details="true"/>
                <table:data-pilot-member table:name="ANDREFAN'AMBOHIJANAHARY IIIH-I" table:display="true" table:show-details="true"/>
                <table:data-pilot-member table:name="ANTANIMORA AMPASANIMALO" table:display="true" table:show-details="true"/>
                <table:data-pilot-member table:name="CITE AMPEFILOHA" table:display="true" table:show-details="true"/>
                <table:data-pilot-member table:name="MANDIALAZA AMBODIVONA" table:display="true" table:show-details="true"/>
                <table:data-pilot-member table:name="SOAMANANDRARIN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_hopita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4T01:34:08.176224697</dc:date>
    <meta:editing-duration>P1DT23H20M55S</meta:editing-duration>
    <meta:editing-cycles>4</meta:editing-cycles>
    <meta:generator>LibreOffice/7.4.7.2$Linux_X86_64 LibreOffice_project/40$Build-2</meta:generator>
    <meta:document-statistic meta:table-count="6" meta:cell-count="12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loext:data-pilot-source="DataPilot1" chart:class="chart:circle" chart:style-name="ch1">
        <chart:legend chart:legend-position="end" svg:x="11.227cm" svg:y="1.759cm" style:legend-expansion="high" chart:style-name="ch2"/>
        <chart:plot-area chart:style-name="ch3" table:cell-range-address="PivotChart" chart:data-source-has-labels="column" svg:x="0.32cm" svg:y="0.18cm" svg:width="10.587cm" svg:height="7.74cm">
          <chart:coordinate-region svg:x="1.744cm" svg:y="0.181cm" svg:width="7.739cm" svg:height="7.73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R ARRONDISSEMENT</text:p>
                <draw:g>
                  <svg:desc>PT@categories</svg:desc>
                </draw:g>
              </table:table-cell>
              <table:table-cell office:value-type="float" office:value="26">
                <text:p>2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E ARRONDISSEMEN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E ARRONDISSEMENT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E ARRONDISSEMEN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E ARRONDISSEMENT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E ARRONDISS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MBOHIDRATRIM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TANANARIVO AVARADRAN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2cm" svg:height="9.001cm" xlink:href=".." xlink:type="simple" loext:data-pilot-source="DataPilot1" chart:class="chart:circle" chart:style-name="ch1">
        <chart:legend chart:legend-position="end" svg:x="11.225cm" svg:y="1.759cm" style:legend-expansion="high" chart:style-name="ch2"/>
        <chart:plot-area chart:style-name="ch3" table:cell-range-address="PivotChart" chart:data-source-has-labels="column" svg:x="1.938cm" svg:y="0.276cm" svg:width="7.739cm" svg:height="7.74cm">
          <chart:coordinate-region svg:x="1.938cm" svg:y="0.277cm" svg:width="7.739cm" svg:height="7.73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R ARRONDISSEMENT</text:p>
                <draw:g>
                  <svg:desc>PT@categories</svg:desc>
                </draw:g>
              </table:table-cell>
              <table:table-cell office:value-type="float" office:value="26">
                <text:p>2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E ARRONDISSEMEN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E ARRONDISSEMENT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E ARRONDISSEMEN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E ARRONDISSEMENT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E ARRONDISS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MBOHIDRATRIM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TANANARIVO AVARADRAN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